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3F2C417EE423EACD.jpg" manifest:media-type="image/jpeg"/>
  <manifest:file-entry manifest:full-path="Pictures/10000000000001F4000001F42857BEFADA2835F9.jpg" manifest:media-type="image/jpeg"/>
  <manifest:file-entry manifest:full-path="Pictures/10000000000001F4000001F45785C589810CA3D4.jpg" manifest:media-type="image/jpeg"/>
  <manifest:file-entry manifest:full-path="Pictures/10000000000001F4000001F4D1271B1EADC5CADF.jpg" manifest:media-type="image/jpeg"/>
  <manifest:file-entry manifest:full-path="Pictures/10000000000001F4000001F4ACC6F2D81DB89AAB.jpg" manifest:media-type="image/jpeg"/>
  <manifest:file-entry manifest:full-path="Pictures/10000000000001F4000001F46AC26737DEFB9417.jpg" manifest:media-type="image/jpeg"/>
  <manifest:file-entry manifest:full-path="Pictures/10000000000001F4000001F472B6E17A04E357E5.jpg" manifest:media-type="image/jpeg"/>
  <manifest:file-entry manifest:full-path="Pictures/10000000000001F4000001F4EC7C4B0ED11F8EC2.jpg" manifest:media-type="image/jpeg"/>
  <manifest:file-entry manifest:full-path="Pictures/10000000000001F4000001F4F7708ED6227B99E7.jpg" manifest:media-type="image/jpeg"/>
  <manifest:file-entry manifest:full-path="Pictures/10000000000001F4000001F4360F8B02DA347FC1.jpg" manifest:media-type="image/jpeg"/>
  <manifest:file-entry manifest:full-path="Pictures/10000000000001F4000001F4D64102BBF130E4AD.jpg" manifest:media-type="image/jpeg"/>
  <manifest:file-entry manifest:full-path="Pictures/10000000000001F4000001F474886505FD9E1F74.jpg" manifest:media-type="image/jpeg"/>
  <manifest:file-entry manifest:full-path="Pictures/10000000000001F4000001F44C5AB1622A9AD059.jpg" manifest:media-type="image/jpeg"/>
  <manifest:file-entry manifest:full-path="Pictures/10000000000001F4000001F46D0E510A94CF95EA.jpg" manifest:media-type="image/jpeg"/>
  <manifest:file-entry manifest:full-path="Pictures/10000000000001F4000001F4C2C37390C736A36C.jpg" manifest:media-type="image/jpeg"/>
  <manifest:file-entry manifest:full-path="Pictures/10000000000001F4000001F4DF9F5D09738DF63A.jpg" manifest:media-type="image/jpeg"/>
  <manifest:file-entry manifest:full-path="Pictures/10000000000001F4000001F419BF852A06C546B1.jpg" manifest:media-type="image/jpeg"/>
  <manifest:file-entry manifest:full-path="Pictures/10000000000001F4000001F40877DB7D13C2C615.jpg" manifest:media-type="image/jpeg"/>
  <manifest:file-entry manifest:full-path="Pictures/10000000000001F4000001F48F4F194264F1CBD0.jpg" manifest:media-type="image/jpeg"/>
  <manifest:file-entry manifest:full-path="Pictures/10000000000001F4000001F4B61510AD9FF4CA6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394cm" svg:height="4.394cm" svg:x="1.229cm" svg:y="1.051cm">
          <draw:image xlink:href="Pictures/10000000000001F4000001F4360F8B02DA347FC1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1.051cm">
          <draw:image xlink:href="Pictures/10000000000001F4000001F474886505FD9E1F74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1.051cm">
          <draw:image xlink:href="Pictures/10000000000001F4000001F4F7708ED6227B99E7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1.051cm">
          <draw:image xlink:href="Pictures/10000000000001F4000001F4EC7C4B0ED11F8EC2.jpg" xlink:type="simple" xlink:show="embed" xlink:actuate="onLoad">
            <text:p/>
          </draw:image>
        </draw:frame>
        <draw:frame draw:style-name="gr1" draw:text-style-name="P1" draw:layer="layout" svg:width="4.394cm" svg:height="4.394cm" svg:x="1.229cm" svg:y="6.436cm">
          <draw:image xlink:href="Pictures/10000000000001F4000001F4DF9F5D09738DF63A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6.436cm">
          <draw:image xlink:href="Pictures/10000000000001F4000001F4C2C37390C736A36C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6.436cm">
          <draw:image xlink:href="Pictures/10000000000001F4000001F419BF852A06C546B1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6.436cm">
          <draw:image xlink:href="Pictures/10000000000001F4000001F44C5AB1622A9AD059.jpg" xlink:type="simple" xlink:show="embed" xlink:actuate="onLoad">
            <text:p/>
          </draw:image>
        </draw:frame>
        <draw:frame draw:style-name="gr1" draw:text-style-name="P1" draw:layer="layout" svg:width="4.394cm" svg:height="4.394cm" svg:x="1.229cm" svg:y="11.846cm">
          <draw:image xlink:href="Pictures/10000000000001F4000001F40877DB7D13C2C615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11.846cm">
          <draw:image xlink:href="Pictures/10000000000001F4000001F4B61510AD9FF4CA69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11.846cm">
          <draw:image xlink:href="Pictures/10000000000001F4000001F48F4F194264F1CBD0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11.846cm">
          <draw:image xlink:href="Pictures/10000000000001F4000001F4D64102BBF130E4AD.jpg" xlink:type="simple" xlink:show="embed" xlink:actuate="onLoad">
            <text:p/>
          </draw:image>
        </draw:frame>
        <draw:frame draw:style-name="gr1" draw:text-style-name="P1" draw:layer="layout" svg:width="4.394cm" svg:height="4.394cm" svg:x="1.229cm" svg:y="17.231cm">
          <draw:image xlink:href="Pictures/10000000000001F4000001F4ACC6F2D81DB89AAB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17.231cm">
          <draw:image xlink:href="Pictures/10000000000001F4000001F4D1271B1EADC5CADF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17.231cm">
          <draw:image xlink:href="Pictures/10000000000001F4000001F45785C589810CA3D4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17.231cm">
          <draw:image xlink:href="Pictures/10000000000001F4000001F42857BEFADA2835F9.jpg" xlink:type="simple" xlink:show="embed" xlink:actuate="onLoad">
            <text:p/>
          </draw:image>
        </draw:frame>
        <draw:frame draw:style-name="gr1" draw:text-style-name="P1" draw:layer="layout" svg:width="4.394cm" svg:height="4.394cm" svg:x="1.229cm" svg:y="22.641cm">
          <draw:image xlink:href="Pictures/10000000000001F4000001F43F2C417EE423EACD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22.641cm">
          <draw:image xlink:href="Pictures/10000000000001F4000001F472B6E17A04E357E5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22.641cm">
          <draw:image xlink:href="Pictures/10000000000001F4000001F46D0E510A94CF95EA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22.641cm">
          <draw:image xlink:href="Pictures/10000000000001F4000001F46AC26737DEFB941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04:05:59.882089758</meta:creation-date>
    <dc:date>2018-04-13T15:15:05.266236243</dc:date>
    <meta:editing-duration>PT6H8M21S</meta:editing-duration>
    <meta:editing-cycles>9</meta:editing-cycles>
    <meta:generator>LibreOffice/5.1.6.2$Linux_X86_64 LibreOffice_project/10m0$Build-2</meta:generator>
    <meta:print-date>2018-04-12T00:02:59.064880620</meta:print-date>
    <meta:document-statistic meta:object-count="20"/>
  </office:meta>
</office:document-meta>
</file>